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61cm" draw:marker-end-width="0.261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224cm" draw:marker-end-width="0.224cm" draw:fill="none" draw:fill-color="#ffffff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61cm" draw:marker-end-width="0.261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ff0000" draw:marker-start-width="0.339cm" draw:marker-end-width="0.339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ff" draw:marker-start-width="0.339cm" draw:marker-end-width="0.339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339cm" draw:marker-end-width="0.339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25cm" svg:stroke-color="#000000" draw:fill="none" draw:fill-color="#ffffff" fo:min-height="0.635cm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76cm" draw:marker-start-width="0.337cm" draw:marker-end-width="0.337cm" draw:fill="none" draw:fill-color="#ffffff" draw:textarea-horizontal-align="center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svg:stroke-width="0.025cm" draw:marker-start-width="0.261cm" draw:marker-end-width="0.261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objectwithoutfill">
      <style:graphic-properties draw:stroke="dash" draw:stroke-dash="Ultrafine_20_Dashed" svg:stroke-width="0.051cm" draw:marker-start="Arrow" draw:marker-start-width="0.152cm" draw:marker-end="Arrow" draw:marker-end-width="0.152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Fine_20_Dashed" svg:stroke-width="0.025cm" draw:marker-start="" draw:marker-start-width="0.152cm" draw:marker-end="Arrow" draw:marker-end-width="0.152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svg:stroke-width="0.076cm" draw:marker-start-width="0.367cm" draw:marker-end="Arrow" draw:marker-end-width="0.254cm" draw:fill="none" draw:fill-color="#ffffff" draw:textarea-horizontal-align="center" draw:textarea-vertical-align="middle" fo:padding-top="0.162cm" fo:padding-bottom="0.162cm" fo:padding-left="0.287cm" fo:padding-right="0.287cm"/>
    </style:style>
    <style:style style:name="gr1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0000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ff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25cm" draw:marker-start-width="0.261cm" draw:marker-end-width="0.261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draw:marker-start-width="0.261cm" draw:marker-end="Arrow" draw:marker-end-width="0.152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dash" draw:stroke-dash="Ultrafine_20_Dashed" svg:stroke-width="0.025cm" draw:marker-start-width="0.261cm" draw:marker-end="Arrow" draw:marker-end-width="0.113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draw:marker-start="Arrow" draw:marker-start-width="0.152cm" draw:marker-end="" draw:marker-end-width="0.113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26" style:family="graphic" style:parent-style-name="objectwithoutfill">
      <style:graphic-properties draw:stroke="dash" draw:stroke-dash="Ultrafine_20_Dashed" svg:stroke-width="0.025cm" draw:marker-start="Arrow" draw:marker-start-width="0.113cm" draw:marker-end-width="0.215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Dashed_20__28_var_29_" svg:stroke-width="0.051cm" draw:marker-start="Arrow" draw:marker-start-width="0.152cm" draw:marker-end="Arrow" draw:marker-end-width="0.152cm" draw:fill="none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62cm" svg:y1="2.905cm" svg:x2="8.768cm" svg:y2="3.699cm">
            <text:p/>
          </draw:line>
          <draw:line draw:style-name="gr1" draw:text-style-name="P1" draw:layer="layout" svg:x1="9.562cm" svg:y1="4.651cm" svg:x2="8.768cm" svg:y2="3.858cm">
            <text:p/>
          </draw:line>
          <draw:custom-shape draw:style-name="gr2" draw:text-style-name="P1" draw:layer="layout" svg:width="0.635cm" svg:height="0.477cm" svg:x="8.292cm" svg:y="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8.927cm" svg:y1="3.858cm" svg:x2="9.562cm" svg:y2="4.175cm">
            <text:p/>
          </draw:line>
          <draw:line draw:style-name="gr3" draw:text-style-name="P1" draw:layer="layout" svg:x1="8.927cm" svg:y1="3.699cm" svg:x2="9.562cm" svg:y2="3.381cm">
            <text:p/>
          </draw:line>
          <draw:custom-shape draw:style-name="gr4" draw:text-style-name="P1" draw:layer="layout" svg:width="1.428cm" svg:height="0.159cm" svg:x="9.086cm" svg:y="4.1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428cm" svg:height="0.159cm" svg:x="9.086cm" svg:y="3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953cm" svg:height="0.159cm" svg:x="8.133cm" svg:y="3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9.721cm" svg:y1="3.381cm" svg:x2="9.721cm" svg:y2="4.175cm">
            <text:p/>
          </draw:line>
          <draw:line draw:style-name="gr1" draw:text-style-name="P1" draw:layer="layout" svg:x1="10.524cm" svg:y1="3.064cm" svg:x2="10.683cm" svg:y2="3.382cm">
            <text:p/>
          </draw:line>
          <draw:line draw:style-name="gr1" draw:text-style-name="P1" draw:layer="layout" svg:x1="10.355cm" svg:y1="3.065cm" svg:x2="10.197cm" svg:y2="3.382cm">
            <text:p/>
          </draw:line>
          <draw:line draw:style-name="gr1" draw:text-style-name="P1" draw:layer="layout" svg:x1="10.355cm" svg:y1="3.541cm" svg:x2="10.197cm" svg:y2="3.382cm">
            <text:p/>
          </draw:line>
          <draw:line draw:style-name="gr1" draw:text-style-name="P1" draw:layer="layout" svg:x1="10.514cm" svg:y1="3.541cm" svg:x2="10.674cm" svg:y2="3.382cm">
            <text:p/>
          </draw:line>
          <draw:line draw:style-name="gr1" draw:text-style-name="P1" draw:layer="layout" svg:x1="10.524cm" svg:y1="4.492cm" svg:x2="10.683cm" svg:y2="4.174cm">
            <text:p/>
          </draw:line>
          <draw:line draw:style-name="gr1" draw:text-style-name="P1" draw:layer="layout" svg:x1="10.355cm" svg:y1="4.491cm" svg:x2="10.197cm" svg:y2="4.174cm">
            <text:p/>
          </draw:line>
          <draw:line draw:style-name="gr1" draw:text-style-name="P1" draw:layer="layout" svg:x1="10.355cm" svg:y1="4.015cm" svg:x2="10.197cm" svg:y2="4.174cm">
            <text:p/>
          </draw:line>
          <draw:line draw:style-name="gr1" draw:text-style-name="P1" draw:layer="layout" svg:x1="10.514cm" svg:y1="4.015cm" svg:x2="10.674cm" svg:y2="4.174cm">
            <text:p/>
          </draw:line>
          <draw:custom-shape draw:style-name="gr4" draw:text-style-name="P1" draw:layer="layout" svg:width="0.203cm" svg:height="0.203cm" svg:x="10.339cm" svg:y="4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03cm" svg:height="0.203cm" svg:x="10.34cm" svg:y="2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0.514cm" svg:y1="2.905cm" svg:x2="9.562cm" svg:y2="2.905cm">
            <text:p/>
          </draw:line>
          <draw:line draw:style-name="gr1" draw:text-style-name="P1" draw:layer="layout" svg:x1="10.514cm" svg:y1="4.651cm" svg:x2="9.562cm" svg:y2="4.651cm">
            <text:p/>
          </draw:line>
          <draw:custom-shape draw:style-name="gr4" draw:text-style-name="P1" draw:layer="layout" svg:width="1.587cm" svg:height="0.159cm" svg:x="7.181cm" svg:y="4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1" draw:layer="layout" svg:width="0.635cm" svg:height="10.795cm" svg:x="3.54cm" svg:y="2.90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54cm" svg:y1="13.7cm" svg:x2="4.175cm" svg:y2="13.065cm">
          <text:p/>
        </draw:line>
        <draw:line draw:style-name="gr7" draw:text-style-name="P1" draw:layer="layout" svg:x1="3.54cm" svg:y1="12.43cm" svg:x2="4.175cm" svg:y2="11.795cm">
          <text:p/>
        </draw:line>
        <draw:line draw:style-name="gr7" draw:text-style-name="P1" draw:layer="layout" svg:x1="3.54cm" svg:y1="11.16cm" svg:x2="4.175cm" svg:y2="10.525cm">
          <text:p/>
        </draw:line>
        <draw:line draw:style-name="gr7" draw:text-style-name="P1" draw:layer="layout" svg:x1="3.54cm" svg:y1="9.89cm" svg:x2="4.175cm" svg:y2="9.255cm">
          <text:p/>
        </draw:line>
        <draw:line draw:style-name="gr7" draw:text-style-name="P1" draw:layer="layout" svg:x1="3.54cm" svg:y1="8.62cm" svg:x2="4.175cm" svg:y2="7.985cm">
          <text:p/>
        </draw:line>
        <draw:line draw:style-name="gr7" draw:text-style-name="P1" draw:layer="layout" svg:x1="3.541cm" svg:y1="8.621cm" svg:x2="4.176cm" svg:y2="7.986cm">
          <text:p/>
        </draw:line>
        <draw:line draw:style-name="gr7" draw:text-style-name="P1" draw:layer="layout" svg:x1="3.54cm" svg:y1="7.35cm" svg:x2="4.175cm" svg:y2="6.715cm">
          <text:p/>
        </draw:line>
        <draw:line draw:style-name="gr7" draw:text-style-name="P1" draw:layer="layout" svg:x1="3.54cm" svg:y1="6.08cm" svg:x2="4.175cm" svg:y2="5.445cm">
          <text:p/>
        </draw:line>
        <draw:line draw:style-name="gr7" draw:text-style-name="P1" draw:layer="layout" svg:x1="3.541cm" svg:y1="6.081cm" svg:x2="4.176cm" svg:y2="5.446cm">
          <text:p/>
        </draw:line>
        <draw:custom-shape draw:style-name="gr6" draw:text-style-name="P2" draw:layer="layout" svg:width="5.08cm" svg:height="0.158cm" svg:x="3.222cm" svg:y="4.17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54cm" svg:y1="4.81cm" svg:x2="4.175cm" svg:y2="4.175cm">
          <text:p/>
        </draw:line>
        <draw:line draw:style-name="gr7" draw:text-style-name="P1" draw:layer="layout" svg:x1="3.54cm" svg:y1="3.54cm" svg:x2="4.175cm" svg:y2="2.905cm">
          <text:p/>
        </draw:line>
        <draw:line draw:style-name="gr7" draw:text-style-name="P1" draw:layer="layout" svg:x1="4.175cm" svg:y1="13.065cm" svg:x2="3.54cm" svg:y2="12.43cm">
          <text:p/>
        </draw:line>
        <draw:line draw:style-name="gr7" draw:text-style-name="P1" draw:layer="layout" svg:x1="4.175cm" svg:y1="11.795cm" svg:x2="3.54cm" svg:y2="11.16cm">
          <text:p/>
        </draw:line>
        <draw:line draw:style-name="gr7" draw:text-style-name="P1" draw:layer="layout" svg:x1="4.176cm" svg:y1="11.796cm" svg:x2="3.541cm" svg:y2="11.161cm">
          <text:p/>
        </draw:line>
        <draw:line draw:style-name="gr7" draw:text-style-name="P1" draw:layer="layout" svg:x1="4.175cm" svg:y1="10.525cm" svg:x2="3.54cm" svg:y2="9.89cm">
          <text:p/>
        </draw:line>
        <draw:line draw:style-name="gr7" draw:text-style-name="P1" draw:layer="layout" svg:x1="4.176cm" svg:y1="10.526cm" svg:x2="3.541cm" svg:y2="9.891cm">
          <text:p/>
        </draw:line>
        <draw:line draw:style-name="gr7" draw:text-style-name="P1" draw:layer="layout" svg:x1="4.175cm" svg:y1="9.255cm" svg:x2="3.54cm" svg:y2="8.62cm">
          <text:p/>
        </draw:line>
        <draw:line draw:style-name="gr7" draw:text-style-name="P1" draw:layer="layout" svg:x1="4.176cm" svg:y1="9.256cm" svg:x2="3.541cm" svg:y2="8.621cm">
          <text:p/>
        </draw:line>
        <draw:line draw:style-name="gr7" draw:text-style-name="P1" draw:layer="layout" svg:x1="4.175cm" svg:y1="7.985cm" svg:x2="3.54cm" svg:y2="7.35cm">
          <text:p/>
        </draw:line>
        <draw:line draw:style-name="gr7" draw:text-style-name="P1" draw:layer="layout" svg:x1="4.176cm" svg:y1="7.986cm" svg:x2="3.541cm" svg:y2="7.351cm">
          <text:p/>
        </draw:line>
        <draw:line draw:style-name="gr7" draw:text-style-name="P1" draw:layer="layout" svg:x1="4.175cm" svg:y1="6.715cm" svg:x2="3.54cm" svg:y2="6.08cm">
          <text:p/>
        </draw:line>
        <draw:line draw:style-name="gr7" draw:text-style-name="P1" draw:layer="layout" svg:x1="4.176cm" svg:y1="6.716cm" svg:x2="3.541cm" svg:y2="6.081cm">
          <text:p/>
        </draw:line>
        <draw:line draw:style-name="gr7" draw:text-style-name="P1" draw:layer="layout" svg:x1="4.175cm" svg:y1="5.445cm" svg:x2="3.54cm" svg:y2="4.81cm">
          <text:p/>
        </draw:line>
        <draw:line draw:style-name="gr7" draw:text-style-name="P1" draw:layer="layout" svg:x1="4.175cm" svg:y1="4.175cm" svg:x2="3.54cm" svg:y2="3.54cm">
          <text:p/>
        </draw:line>
        <draw:custom-shape draw:style-name="gr4" draw:text-style-name="P1" draw:layer="layout" svg:width="0.635cm" svg:height="0.635cm" svg:x="3.5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715cm" svg:height="4.763cm" svg:x="5.445cm" svg:y="8.9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11cm" svg:height="0.793cm" svg:x="5.921cm" svg:y="9.89cm">
          <text:p text:style-name="P1"><text:span text:style-name="T1">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905cm" svg:height="1.27cm" svg:x="7.35cm" svg:y="10.842cm">
          <text:p text:style-name="P1"><text:span text:style-name="T1">CR3000</text:span></text:p>
          <draw:enhanced-geometry svg:viewBox="0 0 21600 21600" draw:path-stretchpoint-x="10800" draw:path-stretchpoint-y="10800" draw:text-areas="?f3 ?f4 ?f5 ?f6" draw:type="round-rectangle" draw:modifiers="2634.14634146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0" draw:text-style-name="P1" draw:layer="layout" svg:width="1.635cm" svg:height="7.936cm" svg:x="4.444cm" svg:y="4.81cm" svg:viewBox="0 0 1636 7937" svg:d="m1636 7937c-1270 0-1495-264-1495-264 0 0-318-213 0-426s0-427 0-427c0 0-318-211 0-425s0-426 0-426c0 0-318-212 0-426s0-427 0-427c0 0-318-213 0-427s0-426 0-426c0 0-318-212 0-426s0-426 0-426c0 0-318-214 0-427s0-426 0-426c0 0-318-214 0-427s0-426 0-426c0 0-318-211 0-425s0-427 0-427c0 0-318-212 0-426s-93-427-93-427">
            <text:p/>
          </draw:path>
          <draw:path draw:style-name="gr11" draw:text-style-name="P1" draw:layer="layout" svg:width="1.747cm" svg:height="8.254cm" svg:x="4.332cm" svg:y="4.81cm" svg:viewBox="0 0 1748 8255" svg:d="m1748 8255c-2699-159-1465-582-1465-582 0 0 318-213 0-426s0-427 0-427c0 0 318-211 0-425s0-426 0-426c0 0 318-212 0-426s0-427 0-427c0 0 318-213 0-427s0-426 0-426c0 0 318-212 0-426s0-426 0-426c0 0 318-214 0-427s0-426 0-426c0 0 318-214 0-427s0-426 0-426c0 0 318-211 0-425s0-427 0-427c0 0 318-212 0-426s-282-427-282-427">
            <text:p/>
          </draw:path>
        </draw:g>
        <draw:g>
          <draw:polyline draw:style-name="gr12" draw:text-style-name="P1" draw:layer="layout" svg:width="2.324cm" svg:height="0.316cm" svg:x="3.278cm" svg:y="7.02cm" svg:viewBox="0 0 2325 317" draw:points="0,159 1162,0 1451,317 2325,159">
            <text:p/>
          </draw:polyline>
          <draw:polyline draw:style-name="gr12" draw:text-style-name="P1" draw:layer="layout" svg:width="2.324cm" svg:height="0.316cm" svg:x="3.154cm" svg:y="7.18cm" svg:viewBox="0 0 2325 317" draw:points="0,159 1162,0 1451,317 2325,159">
            <text:p/>
          </draw:polyline>
        </draw:g>
        <draw:path draw:style-name="gr1" draw:text-style-name="P2" draw:layer="layout" svg:width="3.65cm" svg:height="0.365cm" svg:x="4.492cm" svg:y="3.857cm" svg:viewBox="0 0 3651 366" svg:d="m0 318c1746-318 2699 476 3651-318">
          <text:p/>
        </draw:path>
        <draw:custom-shape draw:style-name="gr4" draw:text-style-name="P1" draw:layer="layout" svg:width="0.635cm" svg:height="0.952cm" svg:x="3.957cm" svg:y="3.85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287cm" svg:height="3.327cm" svg:x="7.249cm" svg:y="5.411cm">
          <draw:text-box>
            <text:p><text:span text:style-name="T2">Sampling line, 5/8"</text:span></text:p>
            <text:p><text:span text:style-name="T2">RS-485 (4-wire)</text:span></text:p>
            <text:p><text:span text:style-name="T2">RS-232 (Tx/Rx/G)</text:span></text:p>
            <text:p><text:span text:style-name="T2">Analog signal (0-5V)</text:span></text:p>
            <text:p><text:span text:style-name="T2">On/off control (TTL)</text:span></text:p>
            <text:p><text:span text:style-name="T2">Network (ethernet)</text:span></text:p>
            <text:p><text:span text:style-name="T2"/></text:p>
          </draw:text-box>
        </draw:frame>
        <draw:path draw:style-name="gr14" draw:text-style-name="P2" draw:layer="layout" svg:width="5.556cm" svg:height="5.06cm" svg:x="4.968cm" svg:y="4.511cm" svg:viewBox="0 0 5557 5061" svg:d="m5557 299c-2858 158-5239-1112-5398 635s-159 2540-159 2540c0 0 0 1587 1112 1587">
          <text:p/>
        </draw:path>
        <draw:custom-shape draw:style-name="gr15" draw:text-style-name="P2" draw:layer="layout" svg:width="3.175cm" svg:height="0.952cm" svg:x="6.08cm" svg:y="12.43cm">
          <text:p text:style-name="P1"><text:span text:style-name="T1">RS-485/RS-232</text:span></text:p>
          <text:p text:style-name="P1"><text:span text:style-name="T1">converter</text:span></text:p>
          <draw:enhanced-geometry svg:viewBox="0 0 21600 21600" draw:type="rectangle" draw:enhanced-path="M 0 0 L 21600 0 21600 21600 0 21600 0 0 Z N"/>
        </draw:custom-shape>
        <draw:polyline draw:style-name="gr16" draw:text-style-name="P2" draw:layer="layout" svg:width="0.952cm" svg:height="0.634cm" svg:x="6.397cm" svg:y="11.795cm" svg:viewBox="0 0 953 635" draw:points="0,635 0,0 953,0">
          <text:p/>
        </draw:polyline>
        <draw:polyline draw:style-name="gr16" draw:text-style-name="P2" draw:layer="layout" svg:width="0.952cm" svg:height="0.793cm" svg:x="6.397cm" svg:y="10.683cm" svg:viewBox="0 0 953 794" draw:points="0,0 0,794 953,794">
          <text:p/>
        </draw:polyline>
        <draw:polyline draw:style-name="gr17" draw:text-style-name="P2" draw:layer="layout" svg:width="0.634cm" svg:height="0.476cm" svg:x="6.715cm" svg:y="10.683cm" svg:viewBox="0 0 635 477" draw:points="0,0 0,477 635,477">
          <text:p/>
        </draw:polyline>
        <draw:line draw:style-name="gr18" draw:text-style-name="P2" draw:layer="layout" svg:x1="6.08cm" svg:y1="9.572cm" svg:x2="11.001cm" svg:y2="9.572cm">
          <text:p/>
        </draw:line>
        <draw:custom-shape draw:style-name="gr15" draw:text-style-name="P2" draw:layer="layout" svg:width="2.222cm" svg:height="0.635cm" svg:x="7.191cm" svg:y="9.255cm">
          <text:p text:style-name="P1"><text:span text:style-name="T1">flow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18cm" draw:transform="rotate (1.5707963267949) translate (9.748cm 9.89cm)">
          <text:p/>
          <draw:enhanced-geometry svg:viewBox="0 0 21600 21600" draw:glue-points="?f6 10800 10800 21600 ?f5 10800 10800 0" draw:text-areas="?f3 ?f3 ?f4 ?f4" draw:type="trapezoid" draw:modifiers="5773.584905660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4" draw:layer="layout" svg:width="0.836cm" svg:height="0.775cm" svg:x="9.6cm" svg:y="9.203cm">
          <draw:text-box>
            <text:p><text:span text:style-name="T1">P</text:span></text:p>
          </draw:text-box>
        </draw:frame>
        <draw:g>
          <draw:path draw:style-name="gr20" draw:text-style-name="P2" draw:layer="layout" svg:width="1.269cm" svg:height="0.317cm" svg:x="6.08cm" svg:y="6.029cm" svg:viewBox="0 0 1270 318" svg:d="m0 0c158 0 318 142 318 142 0 0 158 317 317 0s318 0 318 0c0 0 79 176 317 176">
            <text:p/>
          </draw:path>
          <draw:path draw:style-name="gr21" draw:text-style-name="P2" draw:layer="layout" svg:width="1.269cm" svg:height="0.317cm" svg:x="6.08cm" svg:y="6.029cm" svg:viewBox="0 0 1270 318" svg:d="m0 318c158 0 318-141 318-141 0 0 158-317 317 0s318 0 318 0c0 0 79-177 317-177">
            <text:p/>
          </draw:path>
        </draw:g>
        <draw:custom-shape draw:style-name="gr22" draw:text-style-name="P2" draw:layer="layout" svg:width="5.239cm" svg:height="2.844cm" svg:x="5.921cm" svg:y="5.45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7.35cm" svg:y1="5.775cm" svg:x2="6.08cm" svg:y2="5.775cm">
          <text:p/>
        </draw:line>
        <draw:line draw:style-name="gr1" draw:text-style-name="P2" draw:layer="layout" svg:x1="6.397cm" svg:y1="9.572cm" svg:x2="6.397cm" svg:y2="9.89cm">
          <text:p/>
        </draw:line>
        <draw:line draw:style-name="gr23" draw:text-style-name="P2" draw:layer="layout" svg:x1="7.985cm" svg:y1="9.89cm" svg:x2="7.985cm" svg:y2="10.842cm">
          <text:p/>
        </draw:line>
        <draw:polyline draw:style-name="gr24" draw:text-style-name="P2" draw:layer="layout" svg:width="0.793cm" svg:height="0.634cm" svg:x="6.556cm" svg:y="10.683cm" svg:viewBox="0 0 794 635" draw:points="794,635 0,635 0,0">
          <text:p/>
        </draw:polyline>
        <draw:line draw:style-name="gr16" draw:text-style-name="P2" draw:layer="layout" svg:x1="7.35cm" svg:y1="6.632cm" svg:x2="6.08cm" svg:y2="6.632cm">
          <text:p/>
        </draw:line>
        <draw:line draw:style-name="gr25" draw:text-style-name="P2" draw:layer="layout" svg:x1="7.35cm" svg:y1="7.044cm" svg:x2="6.08cm" svg:y2="7.044cm">
          <text:p/>
        </draw:line>
        <draw:line draw:style-name="gr26" draw:text-style-name="P2" draw:layer="layout" svg:x1="7.35cm" svg:y1="7.504cm" svg:x2="6.08cm" svg:y2="7.504cm">
          <text:p/>
        </draw:line>
        <draw:g>
          <draw:custom-shape draw:style-name="gr27" draw:text-style-name="P1" draw:layer="layout" svg:width="0.952cm" svg:height="0.635cm" svg:x="9.997cm" svg:y="12.017cm">
            <text:p/>
            <draw:enhanced-geometry svg:viewBox="0 0 21600 21600" draw:glue-points="?f6 0 10800 ?f8 ?f11 10800 ?f9 21600 10800 ?f10 ?f5 10800" draw:text-areas="?f3 ?f3 ?f4 ?f4" draw:type="parallelogram" draw:modifiers="2334.522560335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1" draw:layer="layout" svg:width="1.274cm" svg:height="0.363cm" svg:x="9.572cm" svg:y="12.652cm">
            <text:p/>
            <draw:enhanced-geometry svg:viewBox="0 0 21600 21600" draw:glue-points="?f6 0 10800 ?f8 ?f11 10800 ?f9 21600 10800 ?f10 ?f5 10800" draw:text-areas="?f3 ?f3 ?f4 ?f4" draw:type="parallelogram" draw:modifiers="7264.748201438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1" draw:layer="layout" svg:width="0.848cm" svg:height="0.05cm" svg:x="9.573cm" svg:y="13.0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13cm" svg:height="0.426cm" draw:transform="rotate (1.5707963267949) translate (10.422cm 13.063cm)">
            <text:p/>
            <draw:enhanced-geometry svg:viewBox="0 0 21600 21600" draw:glue-points="?f6 0 10800 ?f8 ?f11 10800 ?f9 21600 10800 ?f10 ?f5 10800" draw:text-areas="?f3 ?f3 ?f4 ?f4" draw:mirror-horizontal="true" draw:type="parallelogram" draw:modifiers="19011.98156682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1" draw:layer="layout" svg:width="0.902cm" svg:height="0.597cm" svg:x="10.024cm" svg:y="12.032cm">
            <text:p/>
            <draw:enhanced-geometry svg:viewBox="0 0 21600 21600" draw:glue-points="?f6 0 10800 ?f8 ?f11 10800 ?f9 21600 10800 ?f10 ?f5 10800" draw:text-areas="?f3 ?f3 ?f4 ?f4" draw:type="parallelogram" draw:modifiers="2334.522560335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olyline draw:style-name="gr29" draw:text-style-name="P1" draw:layer="layout" svg:width="1.269cm" svg:height="0.952cm" svg:x="9.255cm" svg:y="11.477cm" svg:viewBox="0 0 1270 953" draw:points="0,0 1270,0 1270,953">
          <text:p/>
        </draw:polyline>
        <draw:line draw:style-name="gr26" draw:text-style-name="P2" draw:layer="layout" svg:x1="7.35cm" svg:y1="7.504cm" svg:x2="6.08cm" svg:y2="7.504cm">
          <text:p/>
        </draw:line>
        <draw:line draw:style-name="gr29" draw:text-style-name="P2" draw:layer="layout" svg:x1="7.35cm" svg:y1="7.951cm" svg:x2="6.08cm" svg:y2="7.9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39M41S</meta:editing-duration>
    <meta:editing-cycles>8</meta:editing-cycles>
    <meta:generator>LibreOffice/4.1.1.2$Windows_x86 LibreOffice_project/7e4286b58adc75a14f6d83f53a03b6c11fa2903</meta:generator>
    <dc:date>2014-04-18T13:02:41.409000000</dc:date>
    <meta:document-statistic meta:object-count="91"/>
  </office:meta>
</office:document-meta>
</file>